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61cm"/>
    </style:style>
    <style:style style:name="co2" style:family="table-column">
      <style:table-column-properties fo:break-before="auto" style:column-width="3.5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3"/>
        <table:table-column table:style-name="co3" table:number-columns-repeated="16380" table:default-cell-style-name="Default"/>
        <table:table-row table:style-name="ro1">
          <table:table-cell table:style-name="ce1" office:value-type="string" calcext:value-type="string">
            <text:p>Name </text:p>
          </table:table-cell>
          <table:table-cell table:style-name="ce1" office:value-type="string" calcext:value-type="string">
            <text:p>Address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District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Wilson Thomas</text:p>
          </table:table-cell>
          <table:table-cell office:value-type="string" calcext:value-type="string">
            <text:p>Kandathil</text:p>
          </table:table-cell>
          <table:table-cell office:value-type="float" office:value="686210" calcext:value-type="float">
            <text:p>686210</text:p>
          </table:table-cell>
          <table:table-cell office:value-type="string" calcext:value-type="string">
            <text:p>Kottaya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oy Abraham</text:p>
          </table:table-cell>
          <table:table-cell office:value-type="string" calcext:value-type="string">
            <text:p>Madathil</text:p>
          </table:table-cell>
          <table:table-cell office:value-type="float" office:value="689412" calcext:value-type="float">
            <text:p>689412</text:p>
          </table:table-cell>
          <table:table-cell office:value-type="string" calcext:value-type="string">
            <text:p>Kottaya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amesh K P</text:p>
          </table:table-cell>
          <table:table-cell office:value-type="string" calcext:value-type="string">
            <text:p>Parayil</text:p>
          </table:table-cell>
          <table:table-cell office:value-type="float" office:value="685510" calcext:value-type="float">
            <text:p>685510</text:p>
          </table:table-cell>
          <table:table-cell office:value-type="string" calcext:value-type="string">
            <text:p>Kottaya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mod Joy</text:p>
          </table:table-cell>
          <table:table-cell office:value-type="string" calcext:value-type="string">
            <text:p>Tharayil</text:p>
          </table:table-cell>
          <table:table-cell office:value-type="float" office:value="685514" calcext:value-type="float">
            <text:p>685514</text:p>
          </table:table-cell>
          <table:table-cell office:value-type="string" calcext:value-type="string">
            <text:p>Kottaya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ma M K</text:p>
          </table:table-cell>
          <table:table-cell office:value-type="string" calcext:value-type="string">
            <text:p>Muniyarayil</text:p>
          </table:table-cell>
          <table:table-cell office:value-type="float" office:value="686102" calcext:value-type="float">
            <text:p>686102</text:p>
          </table:table-cell>
          <table:table-cell office:value-type="string" calcext:value-type="string">
            <text:p>Kottaya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ajesh V O</text:p>
          </table:table-cell>
          <table:table-cell office:value-type="string" calcext:value-type="string">
            <text:p>Thottuchali</text:p>
          </table:table-cell>
          <table:table-cell office:value-type="float" office:value="686510" calcext:value-type="float">
            <text:p>686510</text:p>
          </table:table-cell>
          <table:table-cell office:value-type="string" calcext:value-type="string">
            <text:p>Kottaya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uhammed Ali</text:p>
          </table:table-cell>
          <table:table-cell office:value-type="string" calcext:value-type="string">
            <text:p>Vettathu veedu</text:p>
          </table:table-cell>
          <table:table-cell office:value-type="float" office:value="689412" calcext:value-type="float">
            <text:p>689412</text:p>
          </table:table-cell>
          <table:table-cell office:value-type="string" calcext:value-type="string">
            <text:p>Kottaya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Unnikrishnan</text:p>
          </table:table-cell>
          <table:table-cell office:value-type="string" calcext:value-type="string">
            <text:p>Karisseri</text:p>
          </table:table-cell>
          <table:table-cell office:value-type="float" office:value="685514" calcext:value-type="float">
            <text:p>685514</text:p>
          </table:table-cell>
          <table:table-cell office:value-type="string" calcext:value-type="string">
            <text:p>Kottaya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amod P K</text:p>
          </table:table-cell>
          <table:table-cell office:value-type="string" calcext:value-type="string">
            <text:p>Mukalel</text:p>
          </table:table-cell>
          <table:table-cell office:value-type="float" office:value="685512" calcext:value-type="float">
            <text:p>685512</text:p>
          </table:table-cell>
          <table:table-cell office:value-type="string" calcext:value-type="string">
            <text:p>Kottaya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shmi Manohar</text:p>
          </table:table-cell>
          <table:table-cell office:value-type="string" calcext:value-type="string">
            <text:p>Kizhakkekara</text:p>
          </table:table-cell>
          <table:table-cell office:value-type="float" office:value="685513" calcext:value-type="float">
            <text:p>685513</text:p>
          </table:table-cell>
          <table:table-cell office:value-type="string" calcext:value-type="string">
            <text:p>Kottayam</text:p>
          </table:table-cell>
          <table:table-cell table:number-columns-repeated="16380"/>
        </table:table-row>
        <table:table-row table:style-name="ro2" table:number-rows-repeated="104856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DejaVu Sans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2T14:32:44.704174353</meta:creation-date>
    <meta:generator>LibreOffice/7.4.3.2$Linux_X86_64 LibreOffice_project/8d7af0b9f05ca3f6bf3593323f061d3291e2ce28</meta:generator>
    <dc:date>2023-01-02T15:06:40.801141354</dc:date>
    <meta:editing-duration>PT12M35S</meta:editing-duration>
    <meta:editing-cycles>6</meta:editing-cycles>
    <meta:document-statistic meta:table-count="1" meta:cell-count="44" meta:object-count="0"/>
  </office:meta>
</office:document-meta>
</file>